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44pt" fo:font-weight="bold" officeooo:rsid="001973ce" officeooo:paragraph-rsid="001973ce" style:font-size-asian="38.5pt" style:font-weight-asian="bold" style:font-size-complex="44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44pt" fo:font-weight="bold" officeooo:rsid="001973ce" officeooo:paragraph-rsid="001bbb67" style:font-size-asian="38.5pt" style:font-weight-asian="bold" style:font-size-complex="44pt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ize="22pt" fo:font-weight="bold" officeooo:rsid="001973ce" officeooo:paragraph-rsid="001973ce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22pt" fo:font-weight="bold" officeooo:rsid="001973ce" officeooo:paragraph-rsid="001dcc14" style:font-size-asian="22pt" style:font-weight-asian="bold" style:font-size-complex="22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28pt" fo:font-weight="bold" officeooo:rsid="001dcc14" officeooo:paragraph-rsid="001dcc14" style:font-size-asian="24.5pt" style:font-weight-asian="bold" style:font-size-complex="28pt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ize="28pt" fo:font-weight="bold" officeooo:rsid="001de102" officeooo:paragraph-rsid="001de102" style:font-size-asian="24.5pt" style:font-weight-asian="bold" style:font-size-complex="28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28pt" fo:font-weight="bold" officeooo:rsid="001e6a12" officeooo:paragraph-rsid="001e6a12" style:font-size-asian="24.5pt" style:font-weight-asian="bold" style:font-size-complex="28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28pt" fo:font-weight="bold" officeooo:rsid="001ecf27" officeooo:paragraph-rsid="001ecf27" style:font-size-asian="24.5pt" style:font-weight-asian="bold" style:font-size-complex="28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28pt" fo:font-weight="normal" officeooo:rsid="001973ce" officeooo:paragraph-rsid="001973ce" style:font-size-asian="24.5pt" style:font-weight-asian="normal" style:font-size-complex="28pt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28pt" fo:font-weight="normal" officeooo:rsid="001973ce" officeooo:paragraph-rsid="0019faee" style:font-size-asian="24.5pt" style:font-weight-asian="normal" style:font-size-complex="28pt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ize="28pt" fo:font-weight="normal" officeooo:rsid="0019faee" officeooo:paragraph-rsid="0019faee" style:font-size-asian="24.5pt" style:font-weight-asian="normal" style:font-size-complex="28pt" style:font-weight-complex="normal"/>
    </style:style>
    <style:style style:name="P12" style:family="paragraph" style:parent-style-name="Standard">
      <style:paragraph-properties fo:text-align="justify" style:justify-single-word="false"/>
      <style:text-properties fo:font-size="28pt" fo:font-weight="normal" officeooo:rsid="001aaf14" officeooo:paragraph-rsid="001aaf14" style:font-size-asian="24.5pt" style:font-weight-asian="normal" style:font-size-complex="28pt" style:font-weight-complex="normal"/>
    </style:style>
    <style:style style:name="P13" style:family="paragraph" style:parent-style-name="Standard">
      <style:paragraph-properties fo:text-align="justify" style:justify-single-word="false"/>
      <style:text-properties fo:font-size="28pt" fo:font-weight="normal" officeooo:rsid="001ae241" officeooo:paragraph-rsid="001ae241" style:font-size-asian="24.5pt" style:font-weight-asian="normal" style:font-size-complex="28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font-size="28pt" fo:font-weight="normal" officeooo:rsid="001bbb67" officeooo:paragraph-rsid="001bbb67" style:font-size-asian="24.5pt" style:font-weight-asian="normal" style:font-size-complex="28pt" style:font-weight-complex="normal"/>
    </style:style>
    <style:style style:name="P15" style:family="paragraph" style:parent-style-name="Standard">
      <style:paragraph-properties fo:text-align="justify" style:justify-single-word="false"/>
      <style:text-properties fo:font-size="28pt" fo:font-weight="normal" officeooo:rsid="001d8a16" officeooo:paragraph-rsid="001d8a16" style:font-size-asian="24.5pt" style:font-weight-asian="normal" style:font-size-complex="28pt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ize="28pt" fo:font-weight="normal" officeooo:rsid="001dcc14" officeooo:paragraph-rsid="001dcc14" style:font-size-asian="24.5pt" style:font-weight-asian="normal" style:font-size-complex="28pt" style:font-weight-complex="normal"/>
    </style:style>
    <style:style style:name="P17" style:family="paragraph" style:parent-style-name="Standard">
      <style:paragraph-properties fo:text-align="justify" style:justify-single-word="false"/>
      <style:text-properties fo:font-size="28pt" fo:font-weight="normal" officeooo:rsid="001de102" officeooo:paragraph-rsid="001de102" style:font-size-asian="24.5pt" style:font-weight-asian="normal" style:font-size-complex="28pt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size="28pt" fo:font-weight="normal" officeooo:rsid="001e6a12" officeooo:paragraph-rsid="001e6a12" style:font-size-asian="24.5pt" style:font-weight-asian="normal" style:font-size-complex="28pt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size="28pt" fo:font-weight="normal" officeooo:rsid="001ecf27" officeooo:paragraph-rsid="001ecf27" style:font-size-asian="24.5pt" style:font-weight-asian="normal" style:font-size-complex="28pt" style:font-weight-complex="normal"/>
    </style:style>
    <style:style style:name="P20" style:family="paragraph" style:parent-style-name="Standard">
      <style:paragraph-properties fo:text-align="justify" style:justify-single-word="false"/>
      <style:text-properties fo:font-size="28pt" fo:font-weight="normal" officeooo:rsid="00202550" officeooo:paragraph-rsid="00202550" style:font-size-asian="24.5pt" style:font-weight-asian="normal" style:font-size-complex="28pt" style:font-weight-complex="normal"/>
    </style:style>
    <style:style style:name="P21" style:family="paragraph" style:parent-style-name="Standard">
      <style:paragraph-properties fo:text-align="justify" style:justify-single-word="false"/>
      <style:text-properties officeooo:paragraph-rsid="001973ce"/>
    </style:style>
    <style:style style:name="P22" style:family="paragraph" style:parent-style-name="Standard">
      <style:paragraph-properties fo:text-align="justify" style:justify-single-word="false"/>
      <style:text-properties officeooo:rsid="0019faee" officeooo:paragraph-rsid="0019faee"/>
    </style:style>
    <style:style style:name="P23" style:family="paragraph" style:parent-style-name="Standard">
      <style:paragraph-properties fo:text-align="justify" style:justify-single-word="false"/>
      <style:text-properties fo:font-size="40pt" fo:font-weight="normal" officeooo:rsid="00202550" officeooo:paragraph-rsid="00202550" style:font-size-asian="35pt" style:font-weight-asian="normal" style:font-size-complex="40pt" style:font-weight-complex="normal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fo:font-weight="bold" officeooo:rsid="001973ce" style:font-size-asian="22pt" style:font-weight-asian="bold" style:font-size-complex="22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22pt" officeooo:rsid="001973ce" style:font-size-asian="22pt" style:font-size-complex="22pt"/>
    </style:style>
    <style:style style:name="T5" style:family="text">
      <style:text-properties fo:font-size="28pt" fo:font-weight="normal" style:font-size-asian="24.5pt" style:font-weight-asian="normal" style:font-size-complex="28pt" style:font-weight-complex="normal"/>
    </style:style>
    <style:style style:name="T6" style:family="text">
      <style:text-properties fo:font-size="28pt" fo:font-weight="normal" officeooo:rsid="001973ce" style:font-size-asian="24.5pt" style:font-weight-asian="normal" style:font-size-complex="28pt" style:font-weight-complex="normal"/>
    </style:style>
    <style:style style:name="T7" style:family="text">
      <style:text-properties fo:font-size="28pt" fo:font-weight="normal" officeooo:rsid="0019faee" style:font-size-asian="24.5pt" style:font-weight-asian="normal" style:font-size-complex="28pt" style:font-weight-complex="normal"/>
    </style:style>
    <style:style style:name="T8" style:family="text">
      <style:text-properties officeooo:rsid="0019faee"/>
    </style:style>
    <style:style style:name="T9" style:family="text">
      <style:text-properties officeooo:rsid="001ae241"/>
    </style:style>
    <style:style style:name="T10" style:family="text">
      <style:text-properties officeooo:rsid="001bbb67"/>
    </style:style>
    <style:style style:name="T11" style:family="text">
      <style:text-properties officeooo:rsid="001dcc14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e6a12" style:font-weight-asian="bold" style:font-weight-complex="bold"/>
    </style:style>
    <style:style style:name="T15" style:family="text">
      <style:text-properties officeooo:rsid="001e6a12"/>
    </style:style>
    <style:style style:name="T16" style:family="text">
      <style:text-properties officeooo:rsid="0020255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DING USERS AND MODIFY USERS ACCOUNT</text:p>
      <text:p text:style-name="P1"/>
      <text:p text:style-name="P9">For adding users the command that is used</text:p>
      <text:p text:style-name="P9"/>
      <text:p text:style-name="P9">=&gt; useradd “username”</text:p>
      <text:p text:style-name="P9"/>
      <text:p text:style-name="P9">for adding password for this users</text:p>
      <text:p text:style-name="P9">=&gt; passwd “username”</text:p>
      <text:p text:style-name="P9"/>
      <text:p text:style-name="P9">if you dont set any password you cant login as a new user </text:p>
      <text:p text:style-name="P9"/>
      <text:p text:style-name="P9">the user information lives in <text:s/>two places</text:p>
      <text:p text:style-name="P9"/>
      <text:p text:style-name="P9">1) /etc/passwd file</text:p>
      <text:p text:style-name="P9">2) /etc/shadow file</text:p>
      <text:p text:style-name="P11">3) /etc/group</text:p>
      <text:p text:style-name="P9"/>
      <text:p text:style-name="P9"><text:soft-page-break/><text:tab/></text:p>
      <text:p text:style-name="P9">/etc/passwd :</text:p>
      <text:p text:style-name="P9"><text:tab/>→ it does not contain the password</text:p>
      <text:p text:style-name="P9">the pattern of the entry is</text:p>
      <text:p text:style-name="P3">greg:x:561:561:GregW:/home/greg:/bin/bash</text:p>
      <text:p text:style-name="P9"/>
      <text:p text:style-name="P9">1) Username (greg)</text:p>
      <text:p text:style-name="P9">2) Is the password set or not (if x then set)</text:p>
      <text:p text:style-name="P9">3) UID [user ID] (561)</text:p>
      <text:p text:style-name="P9">4) gid [group ID] (561)</text:p>
      <text:p text:style-name="P9">5) comment<text:tab/> (Greg)</text:p>
      <text:p text:style-name="P9">6) home directory (<text:span text:style-name="T1">/home/greg</text:span>)</text:p>
      <text:p text:style-name="P9">7) Default shell<text:tab/>(/bin/bash)</text:p>
      <text:p text:style-name="P9"/>
      <text:p text:style-name="P9"/>
      <text:p text:style-name="P9">/etc/shadow :</text:p>
      <text:p text:style-name="P9"><text:tab/></text:p>
      <text:p text:style-name="P9">the pattern of the entry is</text:p>
      <text:p text:style-name="P3">user:$6$BUT3hIub$JjoOhlK0:14478:0:99999:7::: </text:p>
      <text:p text:style-name="P9"/>
      <text:p text:style-name="P9">1) Username (user)</text:p>
      <text:p text:style-name="P9">2)Version of the cipher(6) separeted by ‘$’</text:p>
      <text:p text:style-name="P9">3) Encrypted passowrd(<text:span text:style-name="T1">BUT3hIub</text:span>)</text:p>
      <text:p text:style-name="P21"><text:soft-page-break/><text:span text:style-name="T6">4) salt (</text:span><text:span text:style-name="T2">JjoOhlK0</text:span><text:span text:style-name="T6">)</text:span></text:p>
      <text:p text:style-name="P9">5)Days since last password change(<text:span text:style-name="T1">14478</text:span>)</text:p>
      <text:p text:style-name="P9">6)days until change allowed (<text:span text:style-name="T1">0</text:span>)</text:p>
      <text:p text:style-name="P10"><text:span text:style-name="T8">7</text:span>)days before change required (<text:span text:style-name="T1">99999</text:span>)</text:p>
      <text:p text:style-name="P10"><text:span text:style-name="T8">8</text:span>)days <text:span text:style-name="T8">warning of expire</text:span> (<text:span text:style-name="T1">7</text:span>)</text:p>
      <text:p text:style-name="P21"><text:span text:style-name="T7">9</text:span><text:span text:style-name="T6">)days b</text:span><text:span text:style-name="T7">efoe account inactive</text:span><text:span text:style-name="T6"> ()</text:span></text:p>
      <text:p text:style-name="P22"><text:span text:style-name="T6">1</text:span><text:span text:style-name="T5">0) Days since Epoch when account expires</text:span></text:p>
      <text:p text:style-name="P22"><text:span text:style-name="T5">11) Reserved</text:span></text:p>
      <text:p text:style-name="P22"><text:span text:style-name="T5"/></text:p>
      <text:p text:style-name="P22"><text:span text:style-name="T5"/></text:p>
      <text:p text:style-name="P11"><text:tab/>/etc/group</text:p>
      <text:p text:style-name="P11">patterns are </text:p>
      <text:p text:style-name="P11"><text:tab/>safes:*:500:williams, jones</text:p>
      <text:p text:style-name="P11"/>
      <text:p text:style-name="P11">1) group name (safes)</text:p>
      <text:p text:style-name="P11">2) password if exists (encrypted)</text:p>
      <text:p text:style-name="P11">3) Group ID (500)</text:p>
      <text:p text:style-name="P11">4)Group users (willoams,jones)</text:p>
      <text:p text:style-name="P11"/>
      <text:p text:style-name="P11"/>
      <text:p text:style-name="P11"/>
      <text:p text:style-name="P12"><text:soft-page-break/>Process For creating Users</text:p>
      <text:p text:style-name="P12"><text:tab/>add user</text:p>
      <text:p text:style-name="P12"/>
      <text:p text:style-name="P12"><text:tab/>→ useradd &lt;username&gt; </text:p>
      <text:p text:style-name="P12"><text:tab/>→ useradd tanvir</text:p>
      <text:p text:style-name="P12"/>
      <text:p text:style-name="P12"><text:tab/>add password for that user</text:p>
      <text:p text:style-name="P12"/>
      <text:p text:style-name="P12"><text:tab/>→ passwd &lt;username&gt;</text:p>
      <text:p text:style-name="P12"><text:tab/>→ passwd tanvir</text:p>
      <text:p text:style-name="P12"><text:tab/></text:p>
      <text:p text:style-name="P12">add home directory for that user</text:p>
      <text:p text:style-name="P12"/>
      <text:p text:style-name="P12"><text:tab/>→ mkdir /home/tanvir</text:p>
      <text:p text:style-name="P12"/>
      <text:p text:style-name="P12">changing user and group the permission</text:p>
      <text:p text:style-name="P12">to the home folder</text:p>
      <text:p text:style-name="P12"/>
      <text:p text:style-name="P12">→chown &lt;user&gt;:&lt;group&gt; &lt;location&gt;</text:p>
      <text:p text:style-name="P12">→chown tanvir:tanvir /home/tanvir</text:p>
      <text:p text:style-name="P12"/>
      <text:p text:style-name="P12"/>
      <text:p text:style-name="P12"><text:soft-page-break/></text:p>
      <text:p text:style-name="P12">/<text:span text:style-name="T9">etc/adduser.conf </text:span></text:p>
      <text:p text:style-name="P12"/>
      <text:p text:style-name="P13">you can modify the file to add different flags while creating user with useradd command</text:p>
      <text:p text:style-name="P13"/>
      <text:p text:style-name="P14">if you want any user to not login or make them then add the nologin shell in the shell location</text:p>
      <text:p text:style-name="P14"/>
      <text:p text:style-name="P14"/>
      <text:p text:style-name="P14"/>
      <text:p text:style-name="P2"><text:span text:style-name="T10">SECURING</text:span> USERS </text:p>
      <text:p text:style-name="P2"/>
      <text:p text:style-name="P15">When you add a user using the </text:p>
      <text:p text:style-name="P15"/>
      <text:p text:style-name="P15">useradd &lt;usrename&gt;</text:p>
      <text:p text:style-name="P15"/>
      <text:p text:style-name="P15">these location is modified </text:p>
      <text:p text:style-name="P15"/>
      <text:p text:style-name="P15"><text:soft-page-break/>1) /etc/passwd</text:p>
      <text:p text:style-name="P15">2) /etc/shadow</text:p>
      <text:p text:style-name="P15">3) /etc/group</text:p>
      <text:p text:style-name="P15">4) a folder in /var/spool/mail</text:p>
      <text:p text:style-name="P15">5) and a home directory</text:p>
      <text:p text:style-name="P15"/>
      <text:p text:style-name="P16">[you need to be root to apply this command]</text:p>
      <text:p text:style-name="P5">1) if you want to change the home directory of any users</text:p>
      <text:p text:style-name="P5"><text:tab/>→ suppose we change the home directory from /tanvir to /tanvir_tmp</text:p>
      <text:p text:style-name="P5"><text:tab/><text:span text:style-name="T12">→ make a another directory inside the home directory name /tanvir_tmp</text:span></text:p>
      <text:p text:style-name="P5"><text:span text:style-name="T12"><text:tab/>→ now as you make a directory with the root account the user and group of the folder will be root:root. So you need to change that</text:span></text:p>
      <text:p text:style-name="P5"><text:span text:style-name="T12">→ use this command</text:span></text:p>
      <text:p text:style-name="P5"><text:span text:style-name="T12">→chown tanvir:tanvir /tanvir_tmp</text:span></text:p>
      <text:p text:style-name="P5"><text:span text:style-name="T12">→ then check with ‘ls -l’ command</text:span></text:p>
      <text:p text:style-name="P5"><text:soft-page-break/><text:span text:style-name="T12">→ now change <text:s/>/etc/passwd file to reflect the change and make this directory a home directory</text:span></text:p>
      <text:p text:style-name="P5"><text:span text:style-name="T12">→ but we change with another command</text:span></text:p>
      <text:p text:style-name="P5"><text:span text:style-name="T12"/></text:p>
      <text:p text:style-name="P5"><text:span text:style-name="T12">→ </text:span>sudo vipw</text:p>
      <text:p text:style-name="P16"/>
      <text:p text:style-name="P16">→ it will open the /etc/passwd file</text:p>
      <text:p text:style-name="P16"/>
      <text:p text:style-name="P16">→ see this line for tanvir</text:p>
      <text:p text:style-name="P5"/>
      <text:p text:style-name="P5"/>
      <text:p text:style-name="P4"><text:span text:style-name="T11">tanvir</text:span>:x:561:561:<text:span text:style-name="T11">tanvir</text:span>:/home/<text:span text:style-name="T11">tanvir</text:span>:/bin/bash</text:p>
      <text:p text:style-name="P5"><text:span text:style-name="T12"/></text:p>
      <text:p text:style-name="P5"><text:span text:style-name="T12">→ change the home directory to <text:s/>this</text:span></text:p>
      <text:p text:style-name="P5"><text:span text:style-name="T12"/></text:p>
      <text:p text:style-name="P5"><text:span text:style-name="T3">tanvir</text:span><text:span text:style-name="T4">:x:561:561:</text:span><text:span text:style-name="T3">tanvir</text:span><text:span text:style-name="T4">:/home/</text:span><text:span text:style-name="T3">tanvir_tmp</text:span><text:span text:style-name="T4">:/bin/bash</text:span><text:span text:style-name="T12"><text:tab/></text:span></text:p>
      <text:p text:style-name="P5"><text:span text:style-name="T12"/></text:p>
      <text:p text:style-name="P5"><text:span text:style-name="T12">→quit and save the file</text:span></text:p>
      <text:p text:style-name="P5"><text:span text:style-name="T12"/></text:p>
      <text:p text:style-name="P6"><text:span text:style-name="T12">this will change the home directory to </text:span></text:p>
      <text:p text:style-name="P6"><text:span text:style-name="T12">/tanvir to /tanvir_home</text:span></text:p>
      <text:p text:style-name="P6"><text:soft-page-break/><text:span text:style-name="T12"/></text:p>
      <text:p text:style-name="P6"><text:span text:style-name="T12"/></text:p>
      <text:p text:style-name="P6">2) changing the user name</text:p>
      <text:p text:style-name="P6"/>
      <text:p text:style-name="P6"><text:tab/><text:span text:style-name="T12"> for any reason if you want to change the username of the user then this command will be applied by the root user</text:span></text:p>
      <text:p text:style-name="P6"><text:span text:style-name="T12"/></text:p>
      <text:p text:style-name="P6">→usermod -l &lt;new_name&gt; &lt;old_name&gt;</text:p>
      <text:p text:style-name="P6"><text:span text:style-name="T12"/></text:p>
      <text:p text:style-name="P6"><text:span text:style-name="T12">for example if you change the name from tanvir to tanvir_new then</text:span></text:p>
      <text:p text:style-name="P6"><text:span text:style-name="T12"/></text:p>
      <text:p text:style-name="P6"><text:span text:style-name="T12">→ </text:span>usermod -l tanvir_new tanvir</text:p>
      <text:p text:style-name="P6"/>
      <text:p text:style-name="P17">[this will not change the name of his home directory]</text:p>
      <text:p text:style-name="P6"/>
      <text:p text:style-name="P17">3)<text:span text:style-name="T13"> To temporarily lock an account</text:span></text:p>
      <text:p text:style-name="P17"><text:span text:style-name="T13"/></text:p>
      <text:p text:style-name="P17"><text:span text:style-name="T13"><text:tab/>→usermod -L &lt;username&gt;</text:span></text:p>
      <text:p text:style-name="P17"><text:span text:style-name="T13"><text:tab/>→ usermod -L tanvir</text:span></text:p>
      <text:p text:style-name="P17"><text:soft-page-break/><text:span text:style-name="T13"/></text:p>
      <text:p text:style-name="P17">[after the lock this user cant login to their system<text:span text:style-name="T15">]</text:span></text:p>
      <text:p text:style-name="P17"><text:span text:style-name="T13"/></text:p>
      <text:p text:style-name="P17"><text:span text:style-name="T13">4) To unlock the user</text:span></text:p>
      <text:p text:style-name="P17"><text:span text:style-name="T13"><text:tab/></text:span></text:p>
      <text:p text:style-name="P17"><text:span text:style-name="T13"><text:tab/>→usermod -U &lt;username&gt;</text:span></text:p>
      <text:p text:style-name="P17"><text:span text:style-name="T13"><text:tab/>→ usermod -U tanvir</text:span></text:p>
      <text:p text:style-name="P17"><text:span text:style-name="T13"/></text:p>
      <text:p text:style-name="P17"><text:span text:style-name="T13">5) Froce user to update password</text:span></text:p>
      <text:p text:style-name="P17"><text:span text:style-name="T13"><text:tab/></text:span></text:p>
      <text:p text:style-name="P17"><text:span text:style-name="T13"><text:tab/>→ sudo chage -m &lt;min&gt; -M &lt;max&gt; &lt;username&gt;</text:span></text:p>
      <text:p text:style-name="P17"><text:span text:style-name="T13"/></text:p>
      <text:p text:style-name="P17"><text:span text:style-name="T13"><text:tab/>→ sudo chage -m 5 -M 30 tanvir</text:span></text:p>
      <text:p text:style-name="P17"><text:span text:style-name="T13"/></text:p>
      <text:p text:style-name="P17">this will force user tanvir to change thei password no less than 5 days but not more than 30 days</text:p>
      <text:p text:style-name="P17"><text:span text:style-name="T13"/></text:p>
      <text:p text:style-name="P17"><text:span text:style-name="T13">6) Give a warning to the user to change their password</text:span></text:p>
      <text:p text:style-name="P17"><text:soft-page-break/><text:span text:style-name="T13"/></text:p>
      <text:p text:style-name="P17"><text:span text:style-name="T13"><text:tab/>→ </text:span><text:span text:style-name="T14">chage -W &lt;day_before&gt; &lt;user&gt;</text:span></text:p>
      <text:p text:style-name="P17"><text:span text:style-name="T14"><text:tab/>→ chage -W 7 tanvir</text:span></text:p>
      <text:p text:style-name="P17"><text:span text:style-name="T14"/></text:p>
      <text:p text:style-name="P18">this will give a warning to user tanvir to change his password before 7 days of expiration </text:p>
      <text:p text:style-name="P18"/>
      <text:p text:style-name="P18"/>
      <text:p text:style-name="P18">7) delete a User</text:p>
      <text:p text:style-name="P7"/>
      <text:p text:style-name="P7"><text:tab/>→ userdel &lt;username&gt;</text:p>
      <text:p text:style-name="P7"><text:tab/>→ userdel tanvir</text:p>
      <text:p text:style-name="P7"/>
      <text:p text:style-name="P19">then if you check the /etc/passwd file for the user .you will see the user in the passwd is gone</text:p>
      <text:p text:style-name="P19"/>
      <text:p text:style-name="P19">now even you delete the user the </text:p>
      <text:p text:style-name="P19"/>
      <text:p text:style-name="P19">1) mail spool</text:p>
      <text:p text:style-name="P19">2) home directory</text:p>
      <text:p text:style-name="P19"><text:soft-page-break/>wont be deleted .you have to manually delete this files and folder</text:p>
      <text:p text:style-name="P19">to delete home directory</text:p>
      <text:p text:style-name="P19"/>
      <text:p text:style-name="P19">1) make sure you are in the home directory</text:p>
      <text:p text:style-name="P19"><text:tab/><text:span text:style-name="T13">→rm -rf &lt;user_home_directory&gt;</text:span></text:p>
      <text:p text:style-name="P8"><text:tab/>→ rm -rf tanvir</text:p>
      <text:p text:style-name="P8"/>
      <text:p text:style-name="P19">2) make sure you are in the /var/spool/mail</text:p>
      <text:p text:style-name="P19">directory</text:p>
      <text:p text:style-name="P19"/>
      <text:p text:style-name="P8">=&gt; cd /var/spool/mail</text:p>
      <text:p text:style-name="P8">=&gt; rm -rf tanvir/</text:p>
      <text:p text:style-name="P8"/>
      <text:p text:style-name="P19">3) now after removing the user the files and folder that the user used will have no user info</text:p>
      <text:p text:style-name="P19">and you have to search and delete these files and folder </text:p>
      <text:p text:style-name="P19"/>
      <text:p text:style-name="P19"><text:tab/>to <text:span text:style-name="T16">find the files and folders </text:span></text:p>
      <text:p text:style-name="P20"><text:soft-page-break/>1) <text:s/>you have to search from the root ‘/’ of the directoy</text:p>
      <text:p text:style-name="P20"/>
      <text:p text:style-name="P20"><text:tab/><text:span text:style-name="T13">→ find / -xdev -nouser</text:span></text:p>
      <text:p text:style-name="P20"><text:span text:style-name="T13"/></text:p>
      <text:p text:style-name="P20">this will find all the files and folder</text:p>
      <text:p text:style-name="P20"/>
      <text:p text:style-name="P23"/>
      <text:p text:style-name="P23">[<text:span text:style-name="T13">You can avoid this complexity using a single command </text:span>]</text:p>
      <text:p text:style-name="P23"/>
      <text:p text:style-name="P20">this will remove everything that user have from the computer</text:p>
      <text:p text:style-name="P20"/>
      <text:p text:style-name="P20"><text:tab/><text:span text:style-name="T13">→userdel -r &lt;username&gt;</text:span></text:p>
      <text:p text:style-name="P20"><text:tab/></text:p>
      <text:p text:style-name="P20">this ‘-<text:span text:style-name="T13">r’</text:span> flag will recursively delete everything that the user have </text:p>
      <text:p text:style-name="P23"/>
      <text:p text:style-name="P19"><text:soft-page-break/></text:p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29T23:20:28.283371170</meta:creation-date>
    <meta:generator>LibreOffice/6.3.3.2$Linux_X86_64 LibreOffice_project/a64200df03143b798afd1ec74a12ab50359878ed</meta:generator>
    <dc:date>2019-11-30T00:36:01.599350547</dc:date>
    <meta:editing-duration>PT20M54S</meta:editing-duration>
    <meta:editing-cycles>7</meta:editing-cycles>
    <meta:document-statistic meta:table-count="0" meta:image-count="0" meta:object-count="0" meta:page-count="13" meta:paragraph-count="139" meta:word-count="807" meta:character-count="4640" meta:non-whitespace-character-count="3910"/>
  </office:meta>
</office:document-meta>
</file>